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44009" style:font-size-asian="11pt"/>
    </style:style>
    <style:style style:name="P2" style:family="paragraph" style:parent-style-name="Standard">
      <style:text-properties officeooo:paragraph-rsid="00144009"/>
    </style:style>
    <style:style style:name="P3" style:family="paragraph" style:parent-style-name="Standard">
      <style:text-properties officeooo:paragraph-rsid="0016332f"/>
    </style:style>
    <style:style style:name="P4" style:family="paragraph" style:parent-style-name="Standard">
      <style:paragraph-properties fo:margin-left="0.5in" fo:margin-right="0in" fo:text-indent="0in" style:auto-text-indent="false"/>
      <style:text-properties officeooo:paragraph-rsid="00144009"/>
    </style:style>
    <style:style style:name="P5" style:family="paragraph" style:parent-style-name="Standard">
      <style:paragraph-properties fo:margin-left="0in" fo:margin-right="0in" fo:text-indent="0.5in" style:auto-text-indent="false"/>
      <style:text-properties fo:font-size="11pt" officeooo:paragraph-rsid="00144009" style:font-size-asian="11pt"/>
    </style:style>
    <style:style style:name="P6" style:family="paragraph" style:parent-style-name="Standard">
      <style:paragraph-properties fo:margin-left="0in" fo:margin-right="0in" fo:text-indent="0.5in" style:auto-text-indent="false"/>
      <style:text-properties officeooo:paragraph-rsid="00144009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de Review</text:span></text:p>
      <text:p text:style-name="P3"><text:span text:style-name="T1">Guy Watson – </text:span></text:p>
      <text:p text:style-name="P3"><text:span text:style-name="T1"><text:tab/>drawingcanvas</text:span></text:p>
      <text:p text:style-name="P2"><text:span text:style-name="T1"><text:tab/>box</text:span></text:p>
      <text:p text:style-name="P2"><text:span text:style-name="T1"><text:tab/>drawingframe</text:span></text:p>
      <text:p text:style-name="P4"><text:span text:style-name="T1">colorreplacer</text:span></text:p>
      <text:p text:style-name="P1"/>
      <text:p text:style-name="P3"><text:span text:style-name="T1">Jet Vellinga –</text:span></text:p>
      <text:p text:style-name="P3"><text:span text:style-name="T1"><text:s/><text:tab/>colorswitcher</text:span></text:p>
      <text:p text:style-name="P2"><text:span text:style-name="T1"><text:tab/>eraser</text:span></text:p>
      <text:p text:style-name="P2"><text:span text:style-name="T1"><text:tab/>framecontainer</text:span></text:p>
      <text:p text:style-name="P6"><text:span text:style-name="T1">lightendarken</text:span></text:p>
      <text:p text:style-name="P1"/>
      <text:p text:style-name="P3"><text:span text:style-name="T1">Qixiang Chao - </text:span></text:p>
      <text:p text:style-name="P3"><text:span text:style-name="T1"><text:tab/>framepanel</text:span></text:p>
      <text:p text:style-name="P2"><text:span text:style-name="T1"><text:tab/>fill</text:span></text:p>
      <text:p text:style-name="P2"><text:span text:style-name="T1"><text:tab/>hotkeypanel</text:span></text:p>
      <text:p text:style-name="P2"><text:span text:style-name="T1"><text:tab/>line</text:span></text:p>
      <text:p text:style-name="P1"/>
      <text:p text:style-name="P3"><text:span text:style-name="T1">Ross DiMassimo - </text:span></text:p>
      <text:p text:style-name="P3"><text:span text:style-name="T1"><text:tab/>menu</text:span></text:p>
      <text:p text:style-name="P2"><text:span text:style-name="T1"><text:tab/>mirror</text:span></text:p>
      <text:p text:style-name="P2"><text:span text:style-name="T1"><text:tab/>modtroller</text:span></text:p>
      <text:p text:style-name="P6"><text:span text:style-name="T1">pencil</text:span></text:p>
      <text:p text:style-name="P5"/>
      <text:p text:style-name="P3"><text:span text:style-name="T1">Simon Redman - </text:span></text:p>
      <text:p text:style-name="P3"><text:span text:style-name="T1"><text:tab/>preview</text:span></text:p>
      <text:p text:style-name="P2"><text:span text:style-name="T1"><text:tab/>selection</text:span></text:p>
      <text:p text:style-name="P2"><text:span text:style-name="T1"><text:tab/>shell</text:span></text:p>
      <text:p text:style-name="P2"><text:span text:style-name="T1"><text:tab/>spritetgui</text:span></text:p>
      <text:p text:style-name="P1"/>
      <text:p text:style-name="P3"><text:span text:style-name="T1">Yiliang Shi -</text:span></text:p>
      <text:p text:style-name="P3"><text:span text:style-name="T1"><text:s/><text:tab/>thumbnail</text:span></text:p>
      <text:p text:style-name="P2"><text:span text:style-name="T1"><text:tab/>tool</text:span></text:p>
      <text:p text:style-name="P2"><text:span text:style-name="T1"><text:tab/>toolbox</text:span></text:p>
      <text:p text:style-name="P2"><text:span text:style-name="T1"><text:tab/>toolbutt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edman</meta:initial-creator>
    <meta:creation-date>2016-04-06T00:04:40.690984225</meta:creation-date>
    <dc:date>2016-04-06T00:07:21.200055101</dc:date>
    <dc:creator>Simon Redman</dc:creator>
    <meta:editing-duration>PT2M39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31" meta:word-count="42" meta:character-count="324" meta:non-whitespace-character-count="284"/>
  </office:meta>
</office:document-meta>
</file>